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50e" officeooo:paragraph-rsid="001b35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320d" officeooo:paragraph-rsid="001d32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b3050" officeooo:paragraph-rsid="002b305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b3050" officeooo:paragraph-rsid="00345f8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b3050" officeooo:paragraph-rsid="0035e60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5e606" officeooo:paragraph-rsid="0035e60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320d" officeooo:paragraph-rsid="0021bd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320d" officeooo:paragraph-rsid="0023b4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320d" officeooo:paragraph-rsid="0024769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d320d" officeooo:paragraph-rsid="002b30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320d" officeooo:paragraph-rsid="0030b9f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8781a" officeooo:paragraph-rsid="0024769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5e606" officeooo:paragraph-rsid="0035e6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36ac6" officeooo:paragraph-rsid="00436ac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5e606" officeooo:paragraph-rsid="0035e60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5e606" officeooo:paragraph-rsid="00489eb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b07df" officeooo:paragraph-rsid="003b07d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b07df" officeooo:paragraph-rsid="003d3c0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b07df" officeooo:paragraph-rsid="004144f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4144fa" officeooo:paragraph-rsid="004144f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41d5c8" officeooo:paragraph-rsid="0041d5c8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41d5c8" officeooo:paragraph-rsid="0046be2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436ac6" officeooo:paragraph-rsid="00436ac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44d874" officeooo:paragraph-rsid="0044d874" style:font-weight-asian="bold" style:font-weight-complex="bold"/>
    </style:style>
    <style:style style:name="T1" style:family="text">
      <style:text-properties officeooo:rsid="001e1dcf"/>
    </style:style>
    <style:style style:name="T2" style:family="text">
      <style:text-properties officeooo:rsid="001ef9d2"/>
    </style:style>
    <style:style style:name="T3" style:family="text">
      <style:text-properties officeooo:rsid="0020a4b1"/>
    </style:style>
    <style:style style:name="T4" style:family="text">
      <style:text-properties officeooo:rsid="00219896"/>
    </style:style>
    <style:style style:name="T5" style:family="text">
      <style:text-properties officeooo:rsid="0021bdb3"/>
    </style:style>
    <style:style style:name="T6" style:family="text">
      <style:text-properties officeooo:rsid="00239c71"/>
    </style:style>
    <style:style style:name="T7" style:family="text">
      <style:text-properties fo:font-style="italic" officeooo:rsid="00239c71" style:font-style-asian="italic" style:font-style-complex="italic"/>
    </style:style>
    <style:style style:name="T8" style:family="text">
      <style:text-properties fo:font-style="normal" officeooo:rsid="00239c71" style:font-style-asian="normal" style:font-style-complex="normal"/>
    </style:style>
    <style:style style:name="T9" style:family="text">
      <style:text-properties fo:font-style="normal" officeooo:rsid="0023b4ee" style:font-style-asian="normal" style:font-style-complex="normal"/>
    </style:style>
    <style:style style:name="T10" style:family="text">
      <style:text-properties fo:font-style="normal" officeooo:rsid="00247695" style:font-style-asian="normal" style:font-style-complex="normal"/>
    </style:style>
    <style:style style:name="T11" style:family="text">
      <style:text-properties fo:font-style="normal" officeooo:rsid="00262200" style:font-style-asian="normal" style:font-style-complex="normal"/>
    </style:style>
    <style:style style:name="T12" style:family="text">
      <style:text-properties fo:font-style="normal" officeooo:rsid="002698c2" style:font-style-asian="normal" style:font-style-complex="normal"/>
    </style:style>
    <style:style style:name="T13" style:family="text">
      <style:text-properties fo:font-style="normal" officeooo:rsid="0028781a" style:font-style-asian="normal" style:font-style-complex="normal"/>
    </style:style>
    <style:style style:name="T14" style:family="text">
      <style:text-properties fo:font-style="normal" officeooo:rsid="002ec88c" style:font-style-asian="normal" style:font-style-complex="normal"/>
    </style:style>
    <style:style style:name="T15" style:family="text">
      <style:text-properties fo:font-style="normal" officeooo:rsid="0030b9fb" style:font-style-asian="normal" style:font-style-complex="normal"/>
    </style:style>
    <style:style style:name="T16" style:family="text">
      <style:text-properties officeooo:rsid="0023b4ee"/>
    </style:style>
    <style:style style:name="T17" style:family="text">
      <style:text-properties officeooo:rsid="002ec88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b9fb" style:font-weight-asian="normal" style:font-weight-complex="normal"/>
    </style:style>
    <style:style style:name="T20" style:family="text">
      <style:text-properties fo:font-weight="normal" officeooo:rsid="0032116e" style:font-weight-asian="normal" style:font-weight-complex="normal"/>
    </style:style>
    <style:style style:name="T21" style:family="text">
      <style:text-properties fo:font-weight="normal" officeooo:rsid="0033cde2" style:font-weight-asian="normal" style:font-weight-complex="normal"/>
    </style:style>
    <style:style style:name="T22" style:family="text">
      <style:text-properties fo:font-weight="normal" officeooo:rsid="00345f89" style:font-weight-asian="normal" style:font-weight-complex="normal"/>
    </style:style>
    <style:style style:name="T23" style:family="text">
      <style:text-properties fo:font-weight="normal" officeooo:rsid="00346c46" style:font-weight-asian="normal" style:font-weight-complex="normal"/>
    </style:style>
    <style:style style:name="T24" style:family="text">
      <style:text-properties fo:font-weight="normal" officeooo:rsid="00348b39" style:font-weight-asian="normal" style:font-weight-complex="normal"/>
    </style:style>
    <style:style style:name="T25" style:family="text">
      <style:text-properties fo:font-weight="normal" officeooo:rsid="0035e606" style:font-weight-asian="normal" style:font-weight-complex="normal"/>
    </style:style>
    <style:style style:name="T26" style:family="text">
      <style:text-properties fo:font-weight="normal" officeooo:rsid="0037d74b" style:font-weight-asian="normal" style:font-weight-complex="normal"/>
    </style:style>
    <style:style style:name="T27" style:family="text">
      <style:text-properties fo:font-weight="normal" officeooo:rsid="0039387e" style:font-weight-asian="normal" style:font-weight-complex="normal"/>
    </style:style>
    <style:style style:name="T28" style:family="text">
      <style:text-properties fo:font-weight="normal" officeooo:rsid="003b07df" style:font-weight-asian="normal" style:font-weight-complex="normal"/>
    </style:style>
    <style:style style:name="T29" style:family="text">
      <style:text-properties fo:font-weight="normal" officeooo:rsid="003c4cc8" style:font-weight-asian="normal" style:font-weight-complex="normal"/>
    </style:style>
    <style:style style:name="T30" style:family="text">
      <style:text-properties fo:font-weight="normal" officeooo:rsid="003cb891" style:font-weight-asian="normal" style:font-weight-complex="normal"/>
    </style:style>
    <style:style style:name="T31" style:family="text">
      <style:text-properties fo:font-weight="normal" officeooo:rsid="003d23b3" style:font-weight-asian="normal" style:font-weight-complex="normal"/>
    </style:style>
    <style:style style:name="T32" style:family="text">
      <style:text-properties fo:font-weight="normal" officeooo:rsid="003d3c02" style:font-weight-asian="normal" style:font-weight-complex="normal"/>
    </style:style>
    <style:style style:name="T33" style:family="text">
      <style:text-properties fo:font-weight="normal" officeooo:rsid="003f31fe" style:font-weight-asian="normal" style:font-weight-complex="normal"/>
    </style:style>
    <style:style style:name="T34" style:family="text">
      <style:text-properties fo:font-weight="normal" officeooo:rsid="00403a47" style:font-weight-asian="normal" style:font-weight-complex="normal"/>
    </style:style>
    <style:style style:name="T35" style:family="text">
      <style:text-properties fo:font-weight="normal" officeooo:rsid="004144fa" style:font-weight-asian="normal" style:font-weight-complex="normal"/>
    </style:style>
    <style:style style:name="T36" style:family="text">
      <style:text-properties fo:font-weight="normal" officeooo:rsid="0041d5c8" style:font-weight-asian="normal" style:font-weight-complex="normal"/>
    </style:style>
    <style:style style:name="T37" style:family="text">
      <style:text-properties fo:font-weight="normal" officeooo:rsid="0042cd9e" style:font-weight-asian="normal" style:font-weight-complex="normal"/>
    </style:style>
    <style:style style:name="T38" style:family="text">
      <style:text-properties fo:font-weight="normal" officeooo:rsid="00436ac6" style:font-weight-asian="normal" style:font-weight-complex="normal"/>
    </style:style>
    <style:style style:name="T39" style:family="text">
      <style:text-properties fo:font-weight="normal" officeooo:rsid="0044d874" style:font-weight-asian="normal" style:font-weight-complex="normal"/>
    </style:style>
    <style:style style:name="T40" style:family="text">
      <style:text-properties fo:font-weight="normal" officeooo:rsid="0046be2c" style:font-weight-asian="normal" style:font-weight-complex="normal"/>
    </style:style>
    <style:style style:name="T41" style:family="text">
      <style:text-properties fo:font-weight="normal" officeooo:rsid="00489eb5" style:font-weight-asian="normal" style:font-weight-complex="normal"/>
    </style:style>
    <style:style style:name="T42" style:family="text">
      <style:text-properties officeooo:rsid="003b07df"/>
    </style:style>
    <style:style style:name="T43" style:family="text">
      <style:text-properties officeooo:rsid="00436ac6"/>
    </style:style>
    <style:style style:name="T44" style:family="text">
      <style:text-properties officeooo:rsid="0044d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AND METHODS</text:p>
      <text:p text:style-name="P1"/>
      <text:p text:style-name="P1"/>
      <text:p text:style-name="P2">3- VARIABLE TRANSFER MODELS</text:p>
      <text:p text:style-name="P2"/>
      <text:p text:style-name="P3">A) V2V</text:p>
      <text:p text:style-name="P10"><text:span text:style-name="T1"><text:tab/>Variable to Variable transfer is a regular problem for multivariate time-</text:span><text:span text:style-name="T3">varying (MTVD) </text:span><text:span text:style-name="T1">data </text:span><text:span text:style-name="T2">analysis. </text:span><text:span text:style-name="T4">Recently the increase in speed at which real time data is produced has made it more important to solve it. Because I/O bandwidth and storage limitations could no longer match this speed, </text:span><text:span text:style-name="T5">in some cases it became</text:span><text:span text:style-name="T4"> more efficient to read and store data </text:span><text:span text:style-name="T5">sparsely</text:span><text:span text:style-name="T4"> </text:span><text:span text:style-name="T5">and</text:span><text:span text:style-name="T4"> then compute missing variable </text:span><text:span text:style-name="T5">sequences </text:span><text:span text:style-name="T4">via extrapolation. </text:span></text:p>
      <text:p text:style-name="P8"><text:span text:style-name="T4"><text:tab/></text:span><text:span text:style-name="T5">A deep learning framework named V2V was proposed by Han et al. as a</text:span><text:span text:style-name="T2"> </text:span><text:span text:style-name="T5">possible </text:span><text:span text:style-name="T2">solution </text:span><text:span text:style-name="T5">to this problem.</text:span><text:span text:style-name="T2"> </text:span><text:span text:style-name="T5">The main p</text:span><text:span text:style-name="T6">rinciple</text:span><text:span text:style-name="T5"> of V2V is to </text:span><text:span text:style-name="T6">identify so called “transferable variable” pairs </text:span><text:span text:style-name="T16">and train a model</text:span><text:span text:style-name="T6"> for each pair to translate one variable sequence to another as accurate</text:span><text:span text:style-name="T17">ly</text:span><text:span text:style-name="T6"> as possible. The process consists of three main </text:span><text:span text:style-name="T16">stages</text:span><text:span text:style-name="T6">. </text:span><text:span text:style-name="T16">Feature Learning, Translation Graph Construction and Variable Translation.</text:span></text:p>
      <text:p text:style-name="P9"><text:span text:style-name="T7"><text:tab/></text:span><text:span text:style-name="T8">To define two variables as similar, there needs to be a</text:span><text:span text:style-name="T10"> comparison metric </text:span><text:span text:style-name="T14">first</text:span><text:span text:style-name="T8">. </text:span><text:span text:style-name="T9">So, in the feature learning stage, Convolutional Neural Networks are used to understand </text:span><text:span text:style-name="T10">and quantify the variable characteristics.</text:span><text:span text:style-name="T9"> </text:span><text:span text:style-name="T10">The specific architecture used is a U-Net </text:span><text:span text:style-name="T11">consisting of an encoding and a decoding path. The U-Net </text:span><text:span text:style-name="T10">takes all </text:span><text:span text:style-name="T14">the </text:span><text:span text:style-name="T10">time points of all </text:span><text:span text:style-name="T14">the </text:span><text:span text:style-name="T10">variables as input, </text:span><text:span text:style-name="T11">encodes them into features</text:span><text:span text:style-name="T10">. </text:span><text:span text:style-name="T14">T</text:span><text:span text:style-name="T11">hen</text:span><text:span text:style-name="T10"> </text:span><text:span text:style-name="T11">using those learned features, </text:span><text:span text:style-name="T14">it </text:span><text:span text:style-name="T11">tries to </text:span><text:span text:style-name="T10">reconstruct all </text:span><text:span text:style-name="T11">the variables</text:span><text:span text:style-name="T10"> as output. Th</text:span><text:span text:style-name="T11">us </text:span><text:span text:style-name="T14">the model</text:span><text:span text:style-name="T10"> functions </text:span><text:span text:style-name="T11">just</text:span><text:span text:style-name="T10"> like an auto-encoder. </text:span><text:span text:style-name="T11">The better a model can reconstruct variables based on learned features, more representative those features become. So, training a U-Net to reconstruct better means to learn better features. </text:span><text:span text:style-name="T12">These features are then projected onto a 2D space via t-SNE to compare the similarities and establish transferable variable groups. </text:span></text:p>
      <text:p text:style-name="P11"><text:span text:style-name="T11"><text:tab/></text:span><text:span text:style-name="T12">In the Translation Graph Construction stage, they define a transferable difficulty of a variable I conditioned on a variable J using Kullback-Leibler divergence. </text:span><text:span text:style-name="T15">There exists a distance threshold in the latent-feature space that determines if a pair is examined for translation.</text:span><text:span text:style-name="T12"> </text:span><text:span text:style-name="T15">Then TDs are compared </text:span><text:span text:style-name="T12">to determine the source and target, </text:span><text:span text:style-name="T14">i.e the direction</text:span><text:span text:style-name="T12"> </text:span><text:span text:style-name="T14">of the translation for</text:span><text:span text:style-name="T12"> every pair in a given transferable variable group. </text:span><text:span text:style-name="T13">If the TD (Var(j) || Var(i) ) &lt; TD (Var(i) || Var(j) ), that means it is easier to translate I to j. Based on this algorithm a </text:span><text:span text:style-name="T14">translation </text:span><text:span text:style-name="T13">graph is constructed.</text:span></text:p>
      <text:p text:style-name="P12"><text:tab/>Lastly, in the variable translation stage, <text:span text:style-name="T17">additional </text:span>CNN<text:span text:style-name="T17">s</text:span> <text:span text:style-name="T17">are</text:span> utilized to learn the mapping between the source and the target variable.</text:p>
      <text:p text:style-name="P7"/>
      <text:p text:style-name="P3">B) Shortcomings of V2V with respect to correlation/similarity analysis</text:p>
      <text:p text:style-name="P3"/>
      <text:p text:style-name="P4"><text:tab/><text:span text:style-name="T20">In their work, </text:span><text:span text:style-name="T19">Han et. al </text:span><text:span text:style-name="T20">show that their method achieves higher translation accuracy than selected conventional methods. </text:span><text:span text:style-name="T22">S</text:span><text:span text:style-name="T20">ince translation accuracy relies on </text:span><text:span text:style-name="T22">finding</text:span><text:span text:style-name="T20"> the most similar parameters, </text:span><text:span text:style-name="T22">the feature learning stage </text:span><text:span text:style-name="T39">should</text:span><text:span text:style-name="T22"> be extracting significant features</text:span><text:span text:style-name="T20">. </text:span><text:span text:style-name="T21">This </text:span><text:span text:style-name="T22">further</text:span><text:span text:style-name="T21"> suggests that</text:span><text:span text:style-name="T20"> V2V </text:span><text:span text:style-name="T21">can</text:span><text:span text:style-name="T22"> prove useful</text:span><text:span text:style-name="T20"> in analyzing parameter correlations.</text:span><text:span text:style-name="T22"> </text:span><text:span text:style-name="T20">However </text:span><text:span text:style-name="T21">V2V still poses shortcomings regarding </text:span><text:span text:style-name="T22">the </text:span><text:span text:style-name="T21">extensiveness of the </text:span><text:span text:style-name="T22">correlation analysis</text:span><text:span text:style-name="T21"> and also the reproducibility of the results.</text:span></text:p>
      <text:p text:style-name="P5"><text:span text:style-name="T21"><text:tab/>First of all, </text:span><text:span text:style-name="T22">V2V is limited to identifying similar pairs, and does not consider multi-parameter relations. </text:span><text:span text:style-name="T23">All parameters are put through one feature learning model and the extracted features are projected into 2D space by t-SNE. Because there exists only one model, </text:span><text:span text:style-name="T24">specialization through different input/output combinations is not possible</text:span><text:span text:style-name="T23">. Also, the comparison is based on the pairwise similarity matrix produced via t-SNE. </text:span><text:span text:style-name="T25">But t</text:span><text:span text:style-name="T24">he low-dimensional projections t-SNE produces are dependent on hyper-parameters and weight initializations. </text:span><text:span text:style-name="T25">As a result</text:span><text:span text:style-name="T24">, </text:span><text:span text:style-name="T25">t</text:span><text:span text:style-name="T24">he matching of the similar pairs are not consistent, </text:span><text:span text:style-name="T25">and </text:span><text:span text:style-name="T24">may vary based on </text:span><text:span text:style-name="T25">external choices.</text:span><text:span text:style-name="T24"> (Farokhmanesh)</text:span></text:p>
      <text:p text:style-name="P5"><text:span text:style-name="T24"><text:tab/></text:span><text:span text:style-name="T25">(More on the shortcomings wrt. correlation analysis.)</text:span></text:p>
      <text:p text:style-name="P5"><text:span text:style-name="T24"><text:tab/></text:span><text:span text:style-name="T25">(We don’t really care about the cycles occurring in the Translation Graph, because that is important only for determining translation models.)</text:span></text:p>
      <text:p text:style-name="P13"><text:soft-page-break/></text:p>
      <text:p text:style-name="P6">4- M<text:span text:style-name="T42">ODELS</text:span></text:p>
      <text:p text:style-name="P6"/>
      <text:p text:style-name="P16"><text:tab/><text:span text:style-name="T27">The motivation of this work is to analyze parameter relations in MTVD. Since t</text:span><text:span text:style-name="T26">he initial </text:span><text:span text:style-name="T27">U-Net</text:span><text:span text:style-name="T26"> suggested by Han et. al is efficient in </text:span><text:span text:style-name="T27">extracting features</text:span><text:span text:style-name="T26">, </text:span><text:span text:style-name="T27">we decide to </text:span><text:span text:style-name="T26">u</text:span><text:span text:style-name="T27">tilize</text:span><text:span text:style-name="T26"> </text:span><text:span text:style-name="T27">it for our work. However, </text:span><text:span text:style-name="T28">the subsequent methods we use to analyze</text:span><text:span text:style-name="T27"> the features </text:span><text:span text:style-name="T28">and to examine parameter </text:span><text:span text:style-name="T27">correlations is different. </text:span><text:span text:style-name="T41">(This could be in the methods introduction and then the architecture would be after the methods, and then the experiment setup would come?)</text:span></text:p>
      <text:p text:style-name="P16"><text:span text:style-name="T27"/></text:p>
      <text:p text:style-name="P16"><text:span text:style-name="T40">The models used in this work are as follows:</text:span></text:p>
      <text:p text:style-name="P6"><text:span text:style-name="T28"/></text:p>
      <text:p text:style-name="P17">b) U-Net Model Architecture</text:p>
      <text:p text:style-name="P17"/>
      <text:p text:style-name="P18"><text:tab/><text:span text:style-name="T29">The U-Net is a convolutional neural network consisting of three parts. In the encoding path, input parameters are </text:span><text:span text:style-name="T30">scaled down</text:span><text:span text:style-name="T29"> in dimension to extract features. In the decoding path, extracted features are </text:span><text:span text:style-name="T30">scaled up in dimension to reconstruct the input parameters as outputs. In </text:span><text:span text:style-name="T32">the middle</text:span><text:span text:style-name="T30">, there is a bridge which transforms the learned features into a 1D vector and connects the both paths. </text:span><text:span text:style-name="T32">There are also skip connections between encoding and decoding path to minimize information loss. </text:span></text:p>
      <text:p text:style-name="P19"><text:span text:style-name="T30"><text:tab/></text:span></text:p>
      <text:p text:style-name="P19"><text:span text:style-name="T30"><text:tab/>The encoding path has 3 Downscaling blocks. Each block is made up of a convolution </text:span><text:span text:style-name="T32">(Conv)</text:span><text:span text:style-name="T30"> and a following activation layer. Conv layers have a kernel size of 2 and a stride of 2 to </text:span><text:span text:style-name="T31">downscale the input dimension by half. Conv layers of the blocks have 64, 128, 256 filters in order. After each convolution, a ReLU activation is applied. Each Downscaling block results in a feature representation. In the bridge, </text:span><text:span text:style-name="T33">first, the input with 256 channels is reduced into a 1D vector and </text:span><text:span text:style-name="T34">then </text:span><text:span text:style-name="T33">a linear transformation </text:span><text:span text:style-name="T34">i</text:span><text:span text:style-name="T33">s applied. </text:span><text:span text:style-name="T34">The resulting 1D vector with 512 channels</text:span><text:span text:style-name="T33"> acts </text:span><text:span text:style-name="T31">as the fina</text:span><text:span text:style-name="T33">l</text:span><text:span text:style-name="T31"> feature representation</text:span><text:span text:style-name="T33">.</text:span><text:span text:style-name="T31"> </text:span><text:span text:style-name="T34">To forward it to the decoding path,</text:span><text:span text:style-name="T33"> another linear transformation is applied and </text:span><text:span text:style-name="T34">the </text:span><text:span text:style-name="T33">1D vector is res</text:span><text:span text:style-name="T34">haped</text:span><text:span text:style-name="T33"> back to 2D with 256 channels</text:span><text:span text:style-name="T31">.</text:span></text:p>
      <text:p text:style-name="P20"><text:span text:style-name="T31"/></text:p>
      <text:p text:style-name="P18"><text:span text:style-name="T31"><text:tab/>The decoding path applies </text:span><text:span text:style-name="T36">4</text:span><text:span text:style-name="T31"> Upscaling blocks, each of which consisting of a Deconvolution (DeConv) layer followed by a Conv layer. </text:span><text:span text:style-name="T36">First three </text:span><text:span text:style-name="T31">DeConv layers have respectively 256, 128, 64 filters. They </text:span><text:span text:style-name="T32">each </text:span><text:span text:style-name="T31">upscale the </text:span><text:span text:style-name="T32">feature</text:span><text:span text:style-name="T31"> dimensions by a factor of two. After each De</text:span><text:span text:style-name="T32">c</text:span><text:span text:style-name="T31">onv</text:span><text:span text:style-name="T32">olution</text:span><text:span text:style-name="T31"> the</text:span><text:span text:style-name="T32"> feature results from the encoding path with </text:span><text:span text:style-name="T34">the </text:span><text:span text:style-name="T32">corresponding 256, 128, 64 channels are concatenated with the Deconvolution results. This concatenated result is put into a convolution which reduces its channels by half again. </text:span><text:span text:style-name="T34">The convolutions in the Upscaling blocks have 3 kernels and a padding of 1 to retain the resolution. </text:span><text:span text:style-name="T36">In the last Upscaling block,</text:span><text:span text:style-name="T35"> 64 channels are reduced into the number of parameters to be reconstructed. </text:span><text:span text:style-name="T36">After the last block, the output dimensions are the same as the original input dimensions. Throughout the decoding path, </text:span><text:span text:style-name="T35">a ReLU activation is applied </text:span><text:span text:style-name="T36">after every DeConv and Conv layer</text:span><text:span text:style-name="T35"> except the last Conv layer which has no activation.</text:span></text:p>
      <text:p text:style-name="P18"><text:span text:style-name="T35"><text:tab/></text:span><text:span text:style-name="T36">(A figure of the architecture should be shared here)</text:span></text:p>
      <text:p text:style-name="P18"><text:span text:style-name="T36"/></text:p>
      <text:p text:style-name="P21">c) Many-to-many and Many-to-one networks</text:p>
      <text:p text:style-name="P21"/>
      <text:p text:style-name="P21"><text:tab/><text:span text:style-name="T43">(</text:span><text:span text:style-name="T44">Do these 2 </text:span><text:span text:style-name="T43">belong in the method/discussion part?)</text:span></text:p>
      <text:p text:style-name="P22"><text:tab/><text:span text:style-name="T41">T</text:span><text:span text:style-name="T28">he U-Net in the V2V framework is a many-to-many network, which takes all parameters as inputs and reconstruct</text:span><text:span text:style-name="T18">s</text:span><text:span text:style-name="T28"> all of them as outputs. </text:span><text:span text:style-name="T39">As an alternative,</text:span><text:span text:style-name="T29"> we </text:span><text:span text:style-name="T28">extend</text:span><text:span text:style-name="T18"> it</text:span><text:span text:style-name="T28"> to multiple </text:span><text:span text:style-name="T18">U-Nets as</text:span><text:span text:style-name="T28"> many-to-one networks to further specialize the prediction procedure. </text:span><text:span text:style-name="T18">For n given parameters, n different U-Nets each with n-1 inputs and the one remaining parameter as output is observed. </text:span><text:span text:style-name="T37">Since the many-to-many model has full information about every parameter, </text:span><text:span text:style-name="T41">we suspect it </text:span><text:span text:style-name="T37">might not fully represent the inter-parameter relations. On the other hand, Many-to-one models can not ‘cheat’ by just looking at the output’s already given information when reconstructing them. Also, </text:span><text:span text:style-name="T38">many-to-one networks</text:span><text:span text:style-name="T37"> focus on one parameter. </text:span><text:span text:style-name="T38">So, in each model </text:span><text:span text:style-name="T37">different features will be extracted f</text:span><text:span text:style-name="T41">rom </text:span><text:span text:style-name="T37">the input parameters w.r.t the output parameter.</text:span></text:p>
      <text:p text:style-name="P21"><text:soft-page-break/><text:span text:style-name="T37"/></text:p>
      <text:p text:style-name="P23"/>
      <text:p text:style-name="P23"/>
      <text:p text:style-name="P23">d) Climatology as a benchmark</text:p>
      <text:p text:style-name="P23"/>
      <text:p text:style-name="P14"><text:tab/><text:span text:style-name="T44">As a performance benchmark, we use Cl</text:span>imatolog<text:span text:style-name="T44">y, which is a simple and conventional prediction metho</text:span>d. <text:span text:style-name="T44">The climatology prediction for a particular time interval (week, month) is the mean over all training samples that fall into that particular interval. We observe weekly and monthly climatology predictions and compare them to the U-Net predictions.</text:span></text:p>
      <text:p text:style-name="P14"/>
      <text:p text:style-name="P24">5- METHODS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1:47:12.624920041</meta:creation-date>
    <meta:generator>LibreOffice/7.3.6.2$Linux_X86_64 LibreOffice_project/30$Build-2</meta:generator>
    <dc:date>2023-01-30T19:22:54.052602617</dc:date>
    <meta:editing-duration>PT20M1S</meta:editing-duration>
    <meta:editing-cycles>6</meta:editing-cycles>
    <meta:document-statistic meta:table-count="0" meta:image-count="0" meta:object-count="0" meta:page-count="3" meta:paragraph-count="28" meta:word-count="1251" meta:character-count="7955" meta:non-whitespace-character-count="6710"/>
  </office:meta>
</office:document-meta>
</file>